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Wingdings" svg:font-family="Wingdings" style:font-family-generic="roman" style:font-pitch="variable"/>
  </office:font-face-decls>
  <office:automatic-styles>
    <style:style style:name="P1" style:family="paragraph" style:parent-style-name="Standard">
      <style:text-properties officeooo:rsid="000a2026" officeooo:paragraph-rsid="000a2026"/>
    </style:style>
    <style:style style:name="P2" style:family="paragraph" style:parent-style-name="Standard">
      <style:text-properties officeooo:rsid="000a2026" officeooo:paragraph-rsid="000c0431"/>
    </style:style>
    <style:style style:name="P3" style:family="paragraph" style:parent-style-name="Standard">
      <style:text-properties officeooo:rsid="000a2026" officeooo:paragraph-rsid="000f7ef1"/>
    </style:style>
    <style:style style:name="P4" style:family="paragraph" style:parent-style-name="Standard">
      <style:text-properties officeooo:rsid="000a2026" officeooo:paragraph-rsid="000fc964"/>
    </style:style>
    <style:style style:name="P5" style:family="paragraph" style:parent-style-name="Standard">
      <style:text-properties officeooo:rsid="000a2026" officeooo:paragraph-rsid="0010c867"/>
    </style:style>
    <style:style style:name="P6" style:family="paragraph" style:parent-style-name="Standard">
      <style:text-properties officeooo:rsid="000a2026" officeooo:paragraph-rsid="00117ca9"/>
    </style:style>
    <style:style style:name="P7" style:family="paragraph" style:parent-style-name="Standard">
      <style:text-properties officeooo:rsid="000a2026" officeooo:paragraph-rsid="00131e9a"/>
    </style:style>
    <style:style style:name="P8" style:family="paragraph" style:parent-style-name="Standard">
      <style:text-properties officeooo:rsid="000a2026" officeooo:paragraph-rsid="00155541"/>
    </style:style>
    <style:style style:name="P9" style:family="paragraph" style:parent-style-name="Standard">
      <style:text-properties officeooo:rsid="000a2026" officeooo:paragraph-rsid="0016f538"/>
    </style:style>
    <style:style style:name="P10" style:family="paragraph" style:parent-style-name="Standard">
      <style:text-properties officeooo:rsid="000a2026" officeooo:paragraph-rsid="00179273"/>
    </style:style>
    <style:style style:name="P11" style:family="paragraph" style:parent-style-name="Standard">
      <style:text-properties officeooo:rsid="000a2026" officeooo:paragraph-rsid="00191d4c"/>
    </style:style>
    <style:style style:name="P12" style:family="paragraph" style:parent-style-name="Standard">
      <style:text-properties officeooo:rsid="000a2026" officeooo:paragraph-rsid="0019b414"/>
    </style:style>
    <style:style style:name="P13" style:family="paragraph" style:parent-style-name="Standard">
      <style:text-properties officeooo:rsid="000a2026" officeooo:paragraph-rsid="001b6aa7"/>
    </style:style>
    <style:style style:name="P14" style:family="paragraph" style:parent-style-name="Standard">
      <style:text-properties officeooo:rsid="000a2026" officeooo:paragraph-rsid="001b7468"/>
    </style:style>
    <style:style style:name="P15" style:family="paragraph" style:parent-style-name="Standard">
      <style:text-properties officeooo:rsid="000a2026" officeooo:paragraph-rsid="001c02fc"/>
    </style:style>
    <style:style style:name="P16" style:family="paragraph" style:parent-style-name="Standard">
      <style:text-properties officeooo:rsid="000a2026" officeooo:paragraph-rsid="001d4843"/>
    </style:style>
    <style:style style:name="P17" style:family="paragraph" style:parent-style-name="Standard">
      <style:text-properties officeooo:rsid="000a2026" officeooo:paragraph-rsid="001ea6ba"/>
    </style:style>
    <style:style style:name="P18" style:family="paragraph" style:parent-style-name="Standard">
      <style:text-properties officeooo:rsid="000a2026" officeooo:paragraph-rsid="0020fa05"/>
    </style:style>
    <style:style style:name="P19" style:family="paragraph" style:parent-style-name="Standard">
      <style:text-properties officeooo:rsid="000a2026" officeooo:paragraph-rsid="00224543"/>
    </style:style>
    <style:style style:name="P20" style:family="paragraph" style:parent-style-name="Standard">
      <style:text-properties officeooo:rsid="000a2026" officeooo:paragraph-rsid="0023f466"/>
    </style:style>
    <style:style style:name="P21" style:family="paragraph" style:parent-style-name="Standard">
      <style:text-properties officeooo:rsid="000a2026" officeooo:paragraph-rsid="00241e26"/>
    </style:style>
    <style:style style:name="P22" style:family="paragraph" style:parent-style-name="Standard">
      <style:text-properties officeooo:rsid="000a2026" officeooo:paragraph-rsid="0026f869"/>
    </style:style>
    <style:style style:name="P23" style:family="paragraph" style:parent-style-name="Standard">
      <style:text-properties officeooo:rsid="000a2026" officeooo:paragraph-rsid="002e51c5"/>
    </style:style>
    <style:style style:name="P24" style:family="paragraph" style:parent-style-name="Standard">
      <style:text-properties officeooo:rsid="000c0431" officeooo:paragraph-rsid="000c0431"/>
    </style:style>
    <style:style style:name="P25" style:family="paragraph" style:parent-style-name="Standard">
      <style:text-properties officeooo:rsid="000c0431" officeooo:paragraph-rsid="0016f538"/>
    </style:style>
    <style:style style:name="P26" style:family="paragraph" style:parent-style-name="Standard">
      <style:text-properties officeooo:rsid="000c0431" officeooo:paragraph-rsid="00179273"/>
    </style:style>
    <style:style style:name="P27" style:family="paragraph" style:parent-style-name="Standard">
      <style:text-properties officeooo:rsid="000c0431" officeooo:paragraph-rsid="001c02fc"/>
    </style:style>
    <style:style style:name="P28" style:family="paragraph" style:parent-style-name="Standard">
      <style:text-properties officeooo:rsid="000c0431" officeooo:paragraph-rsid="001ea6ba"/>
    </style:style>
    <style:style style:name="P29" style:family="paragraph" style:parent-style-name="Standard">
      <style:text-properties officeooo:rsid="000c0431" officeooo:paragraph-rsid="00224543"/>
    </style:style>
    <style:style style:name="P30" style:family="paragraph" style:parent-style-name="Standard">
      <style:text-properties officeooo:rsid="00155541" officeooo:paragraph-rsid="00155541"/>
    </style:style>
    <style:style style:name="P31" style:family="paragraph" style:parent-style-name="Standard">
      <style:text-properties officeooo:rsid="00155541" officeooo:paragraph-rsid="002e51c5"/>
    </style:style>
    <style:style style:name="P32" style:family="paragraph" style:parent-style-name="Standard">
      <style:text-properties officeooo:rsid="0016f538" officeooo:paragraph-rsid="0016f538"/>
    </style:style>
    <style:style style:name="P33" style:family="paragraph" style:parent-style-name="Standard">
      <style:text-properties officeooo:rsid="0016f538" officeooo:paragraph-rsid="002e51c5"/>
    </style:style>
    <style:style style:name="P34" style:family="paragraph" style:parent-style-name="Standard">
      <style:text-properties officeooo:rsid="0016f538" officeooo:paragraph-rsid="002f0154"/>
    </style:style>
    <style:style style:name="P35" style:family="paragraph" style:parent-style-name="Standard">
      <style:text-properties officeooo:rsid="00179273" officeooo:paragraph-rsid="00241e26"/>
    </style:style>
    <style:style style:name="P36" style:family="paragraph" style:parent-style-name="Standard">
      <style:text-properties officeooo:rsid="001b6aa7" officeooo:paragraph-rsid="001b6aa7"/>
    </style:style>
    <style:style style:name="P37" style:family="paragraph" style:parent-style-name="Standard">
      <style:text-properties officeooo:rsid="001d4843" officeooo:paragraph-rsid="00241e26"/>
    </style:style>
    <style:style style:name="P38" style:family="paragraph" style:parent-style-name="Standard">
      <style:text-properties officeooo:rsid="001d4843" officeooo:paragraph-rsid="00224543"/>
    </style:style>
    <style:style style:name="P39" style:family="paragraph" style:parent-style-name="Standard">
      <style:text-properties officeooo:rsid="001ea6ba" officeooo:paragraph-rsid="001ea6ba"/>
    </style:style>
    <style:style style:name="P40" style:family="paragraph" style:parent-style-name="Standard">
      <style:text-properties officeooo:rsid="001fb3ac" officeooo:paragraph-rsid="001fb3ac"/>
    </style:style>
    <style:style style:name="P41" style:family="paragraph" style:parent-style-name="Standard">
      <style:text-properties fo:color="#c9211e" loext:opacity="100%" fo:font-size="13pt" fo:font-weight="bold" officeooo:rsid="000c0431" officeooo:paragraph-rsid="001ea6ba" style:font-size-asian="13pt" style:font-weight-asian="bold" style:font-size-complex="13pt" style:font-weight-complex="bold"/>
    </style:style>
    <style:style style:name="P42" style:family="paragraph" style:parent-style-name="Standard">
      <style:text-properties fo:color="#c9211e" loext:opacity="100%" fo:font-size="13pt" fo:font-weight="bold" officeooo:rsid="001b6aa7" officeooo:paragraph-rsid="001b6aa7" style:font-size-asian="13pt" style:font-weight-asian="bold" style:font-size-complex="13pt" style:font-weight-complex="bold"/>
    </style:style>
    <style:style style:name="P43" style:family="paragraph" style:parent-style-name="Standard">
      <style:text-properties fo:color="#c9211e" loext:opacity="100%" fo:font-size="13pt" fo:font-weight="bold" officeooo:rsid="001b6aa7" officeooo:paragraph-rsid="001ea6ba" style:font-size-asian="13pt" style:font-weight-asian="bold" style:font-size-complex="13pt" style:font-weight-complex="bold"/>
    </style:style>
    <style:style style:name="P44" style:family="paragraph" style:parent-style-name="Standard">
      <style:text-properties officeooo:rsid="00270b79" officeooo:paragraph-rsid="00270b79"/>
    </style:style>
    <style:style style:name="P45" style:family="paragraph" style:parent-style-name="Preformatted_20_Text">
      <style:text-properties officeooo:rsid="00270b79" officeooo:paragraph-rsid="00270b79"/>
    </style:style>
    <style:style style:name="P46" style:family="paragraph" style:parent-style-name="Standard">
      <style:text-properties officeooo:paragraph-rsid="000a2026"/>
    </style:style>
    <style:style style:name="P47" style:family="paragraph" style:parent-style-name="Standard">
      <style:text-properties officeooo:paragraph-rsid="002cc71f"/>
    </style:style>
    <style:style style:name="P48" style:family="paragraph" style:parent-style-name="Preformatted_20_Text">
      <style:text-properties officeooo:paragraph-rsid="002b034c"/>
    </style:style>
    <style:style style:name="P49" style:family="paragraph" style:parent-style-name="Preformatted_20_Text">
      <style:paragraph-properties fo:margin-top="0in" fo:margin-bottom="0.1965in" style:contextual-spacing="false"/>
    </style:style>
    <style:style style:name="P50" style:family="paragraph" style:parent-style-name="Text_20_body">
      <style:text-properties fo:color="#158466" loext:opacity="100%" fo:font-weight="bold" officeooo:rsid="0047fdf2" officeooo:paragraph-rsid="00310051" style:font-weight-asian="bold" style:font-weight-complex="bold"/>
    </style:style>
    <style:style style:name="P51" style:family="paragraph" style:parent-style-name="Text_20_body">
      <style:text-properties fo:color="#158466" loext:opacity="100%" fo:font-weight="bold" officeooo:paragraph-rsid="00310051" style:font-weight-asian="bold" style:font-weight-complex="bold"/>
    </style:style>
    <style:style style:name="P52" style:family="paragraph" style:parent-style-name="Standard" style:list-style-name="L1"/>
    <style:style style:name="P53" style:family="paragraph" style:parent-style-name="Standard" style:list-style-name="L2"/>
    <style:style style:name="P54" style:family="paragraph" style:parent-style-name="Standard" style:list-style-name="L2">
      <style:text-properties officeooo:paragraph-rsid="0031ffd5"/>
    </style:style>
    <style:style style:name="P55" style:family="paragraph" style:parent-style-name="Standard" style:list-style-name="L3"/>
    <style:style style:name="P56" style:family="paragraph" style:parent-style-name="Standard" style:list-style-name="L3">
      <style:text-properties officeooo:paragraph-rsid="0031ffd5"/>
    </style:style>
    <style:style style:name="P57" style:family="paragraph" style:parent-style-name="Standard">
      <style:text-properties fo:color="#c9211e" loext:opacity="100%" fo:font-size="13pt" fo:font-weight="bold" officeooo:rsid="00155541" officeooo:paragraph-rsid="00335663" style:font-size-asian="13pt" style:font-weight-asian="bold" style:font-size-complex="13pt" style:font-weight-complex="bold"/>
    </style:style>
    <style:style style:name="P58" style:family="paragraph" style:parent-style-name="Standard">
      <style:text-properties fo:color="#c9211e" loext:opacity="100%" fo:font-size="13pt" fo:font-weight="bold" officeooo:rsid="00155541" officeooo:paragraph-rsid="0034c646" style:font-size-asian="13pt" style:font-weight-asian="bold" style:font-size-complex="13pt" style:font-weight-complex="bold"/>
    </style:style>
    <style:style style:name="P59" style:family="paragraph" style:parent-style-name="Standard">
      <style:text-properties fo:color="#c9211e" loext:opacity="100%" fo:font-size="13pt" fo:font-weight="bold" officeooo:rsid="000c0431" officeooo:paragraph-rsid="0034c646" style:font-size-asian="13pt" style:font-weight-asian="bold" style:font-size-complex="13pt" style:font-weight-complex="bold"/>
    </style:style>
    <style:style style:name="P60" style:family="paragraph" style:parent-style-name="Standard">
      <style:text-properties fo:color="#c9211e" loext:opacity="100%" style:text-line-through-style="solid" style:text-line-through-type="single" fo:font-size="13pt" fo:font-weight="bold" officeooo:rsid="000a2026" officeooo:paragraph-rsid="000a2026" style:font-size-asian="13pt" style:font-weight-asian="bold" style:font-size-complex="13pt" style:font-weight-complex="bold"/>
    </style:style>
    <style:style style:name="P61" style:family="paragraph" style:parent-style-name="Standard">
      <style:text-properties officeooo:paragraph-rsid="000a2026"/>
    </style:style>
    <style:style style:name="P62" style:family="paragraph" style:parent-style-name="Text_20_body" style:list-style-name="L1"/>
    <style:style style:name="P63" style:family="paragraph" style:parent-style-name="Text_20_body" style:list-style-name="L1">
      <style:text-properties officeooo:paragraph-rsid="00310051"/>
    </style:style>
    <style:style style:name="P64" style:family="paragraph" style:parent-style-name="Text_20_body" style:list-style-name="L2">
      <style:text-properties style:use-window-font-color="true" loext:opacity="0%" fo:font-weight="normal" officeooo:rsid="00404656" officeooo:paragraph-rsid="00310051" style:font-weight-asian="normal" style:font-weight-complex="normal"/>
    </style:style>
    <style:style style:name="T1" style:family="text">
      <style:text-properties officeooo:rsid="000a2026"/>
    </style:style>
    <style:style style:name="T2" style:family="text">
      <style:text-properties officeooo:rsid="000c0431"/>
    </style:style>
    <style:style style:name="T3" style:family="text">
      <style:text-properties officeooo:rsid="000f7ef1"/>
    </style:style>
    <style:style style:name="T4" style:family="text">
      <style:text-properties officeooo:rsid="000fc964"/>
    </style:style>
    <style:style style:name="T5" style:family="text">
      <style:text-properties officeooo:rsid="0010c867"/>
    </style:style>
    <style:style style:name="T6" style:family="text">
      <style:text-properties officeooo:rsid="00117ca9"/>
    </style:style>
    <style:style style:name="T7" style:family="text">
      <style:text-properties officeooo:rsid="00131e9a"/>
    </style:style>
    <style:style style:name="T8" style:family="text">
      <style:text-properties officeooo:rsid="00142165"/>
    </style:style>
    <style:style style:name="T9" style:family="text">
      <style:text-properties officeooo:rsid="001583e0"/>
    </style:style>
    <style:style style:name="T10" style:family="text">
      <style:text-properties officeooo:rsid="0016f538"/>
    </style:style>
    <style:style style:name="T11" style:family="text">
      <style:text-properties officeooo:rsid="00179273"/>
    </style:style>
    <style:style style:name="T12" style:family="text">
      <style:text-properties officeooo:rsid="0019b414"/>
    </style:style>
    <style:style style:name="T13" style:family="text">
      <style:text-properties officeooo:rsid="001b6aa7"/>
    </style:style>
    <style:style style:name="T14" style:family="text">
      <style:text-properties officeooo:rsid="001b7468"/>
    </style:style>
    <style:style style:name="T15" style:family="text">
      <style:text-properties officeooo:rsid="001c02fc"/>
    </style:style>
    <style:style style:name="T16" style:family="text">
      <style:text-properties officeooo:rsid="001d4843"/>
    </style:style>
    <style:style style:name="T17" style:family="text">
      <style:text-properties officeooo:rsid="001ea6ba"/>
    </style:style>
    <style:style style:name="T18" style:family="text">
      <style:text-properties officeooo:rsid="001fb3ac"/>
    </style:style>
    <style:style style:name="T19" style:family="text">
      <style:text-properties officeooo:rsid="0020fa05"/>
    </style:style>
    <style:style style:name="T20" style:family="text">
      <style:text-properties officeooo:rsid="00224543"/>
    </style:style>
    <style:style style:name="T21" style:family="text">
      <style:text-properties officeooo:rsid="0023f466"/>
    </style:style>
    <style:style style:name="T22" style:family="text">
      <style:text-properties officeooo:rsid="00241e26"/>
    </style:style>
    <style:style style:name="T23" style:family="text">
      <style:text-properties officeooo:rsid="00252911"/>
    </style:style>
    <style:style style:name="T24" style:family="text">
      <style:text-properties officeooo:rsid="00270b79"/>
    </style:style>
    <style:style style:name="T25" style:family="text">
      <style:text-properties style:font-name="Liberation Mono" fo:font-size="10pt" officeooo:rsid="002b034c" style:font-name-asian="NSimSun1" style:font-size-asian="10pt" style:font-name-complex="Liberation Mono" style:font-size-complex="10pt"/>
    </style:style>
    <style:style style:name="T26" style:family="text">
      <style:text-properties officeooo:rsid="002b034c"/>
    </style:style>
    <style:style style:name="T27" style:family="text">
      <style:text-properties officeooo:rsid="002cc71f"/>
    </style:style>
    <style:style style:name="T28" style:family="text">
      <style:text-properties officeooo:rsid="002e51c5"/>
    </style:style>
    <style:style style:name="T29" style:family="text">
      <style:text-properties officeooo:rsid="002f0154"/>
    </style:style>
    <style:style style:name="T30" style:family="text">
      <style:text-properties officeooo:rsid="00155541"/>
    </style:style>
    <style:style style:name="T31" style:family="text">
      <style:text-properties officeooo:rsid="00296eec"/>
    </style:style>
    <style:style style:name="T32" style:family="text">
      <style:text-properties officeooo:rsid="0047fdf2"/>
    </style:style>
    <style:style style:name="T33" style:family="text">
      <style:text-properties officeooo:rsid="00387f7d"/>
    </style:style>
    <style:style style:name="T34" style:family="text">
      <style:text-properties officeooo:rsid="0039db47"/>
    </style:style>
    <style:style style:name="T35" style:family="text">
      <style:text-properties officeooo:rsid="003e84d0"/>
    </style:style>
    <style:style style:name="T36" style:family="text">
      <style:text-properties officeooo:rsid="00278e74"/>
    </style:style>
    <style:style style:name="T37" style:family="text">
      <style:text-properties officeooo:rsid="0029f2ef"/>
    </style:style>
    <style:style style:name="T38" style:family="text">
      <style:text-properties officeooo:rsid="00310051"/>
    </style:style>
    <style:style style:name="T39" style:family="text">
      <style:text-properties officeooo:rsid="0040cff7"/>
    </style:style>
    <style:style style:name="T40" style:family="text">
      <style:text-properties officeooo:rsid="00404656"/>
    </style:style>
    <style:style style:name="T41" style:family="text">
      <style:text-properties officeooo:rsid="0031ffd5"/>
    </style:style>
    <style:style style:name="T42" style:family="text">
      <style:text-properties style:font-name="Wingdings"/>
    </style:style>
    <style:style style:name="T43" style:family="text">
      <style:text-properties fo:color="#c9211e" loext:opacity="100%" fo:font-size="13pt" fo:font-weight="bold" officeooo:rsid="000a2026" style:font-size-asian="13pt" style:font-weight-asian="bold" style:font-size-complex="13pt" style:font-weight-complex="bold"/>
    </style:style>
    <style:style style:name="T44" style:family="text">
      <style:text-properties fo:color="#c9211e" loext:opacity="100%" fo:font-size="13pt" fo:font-weight="bold" officeooo:rsid="00270b79" style:font-size-asian="13pt" style:font-weight-asian="bold" style:font-size-complex="13pt" style:font-weight-complex="bold"/>
    </style:style>
    <style:style style:name="T45" style:family="text">
      <style:text-properties fo:color="#c9211e" loext:opacity="100%" style:font-name="Wingdings" fo:font-size="13pt" fo:font-weight="bold" officeooo:rsid="000a2026" style:font-size-asian="13pt" style:font-weight-asian="bold" style:font-size-complex="13pt" style:font-weight-complex="bold"/>
    </style:style>
    <style:style style:name="T46" style:family="text">
      <style:text-properties fo:color="#1e6a39" loext:opacity="100%" style:font-name="Wingdings" fo:font-size="13pt" fo:font-weight="bold" officeooo:rsid="000a2026" style:font-size-asian="13pt" style:font-weight-asian="bold" style:font-size-complex="13pt" style:font-weight-complex="bold"/>
    </style:style>
    <style:style style:name="T47" style:family="text">
      <style:text-properties fo:color="#1e6a39" loext:opacity="100%" style:font-name="Wingdings" fo:font-size="20pt" fo:font-weight="bold" officeooo:rsid="000a2026" style:font-size-asian="20pt" style:font-weight-asian="bold" style:font-size-complex="20pt" style:font-weight-complex="bold"/>
    </style:style>
    <style:style style:name="T48" style:family="text">
      <style:text-properties fo:color="#168253" loext:opacity="100%" style:font-name="Wingdings" fo:font-size="20pt" fo:font-weight="bold" officeooo:rsid="000a2026" style:font-size-asian="20pt" style:font-weight-asian="bold" style:font-size-complex="20pt" style:font-weight-complex="bold"/>
    </style:style>
    <style:style style:name="T49" style:family="text">
      <style:text-properties fo:color="#50938a" loext:opacity="100%" style:font-name="Wingdings" fo:font-size="20pt" fo:font-weight="bold" officeooo:rsid="000a2026" style:font-size-asian="20pt" style:font-weight-asian="bold" style:font-size-complex="20pt" style:font-weight-complex="bold"/>
    </style:style>
    <style:style style:name="T50" style:family="text">
      <style:text-properties fo:color="#50938a" loext:opacity="100%" style:font-name="Wingdings" fo:font-size="20pt" officeooo:rsid="000a2026" style:font-size-asian="20pt" style:font-size-complex="20pt"/>
    </style:style>
    <style:style style:name="T51" style:family="text">
      <style:text-properties fo:color="#50938a" loext:opacity="100%" style:font-name="Wingdings" fo:font-size="13pt" fo:font-weight="bold" officeooo:rsid="000a2026" style:font-size-asian="13pt" style:font-weight-asian="bold" style:font-size-complex="13pt" style:font-weight-complex="bold"/>
    </style:style>
    <style:style style:name="T52" style:family="text">
      <style:text-properties fo:color="#50938a" loext:opacity="100%" style:font-name="Wingdings" officeooo:rsid="000a20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49"></text:span><text:span text:style-name="T51"> </text:span><text:span text:style-name="T43">api/</text:span><text:span text:style-name="T44">iso</text:span></text:p>
      <text:p text:style-name="P45"><text:span text:style-name="Source_20_Text">HTTP/1.1 200 OK</text:span></text:p>
      <text:p text:style-name="P49"><text:span text:style-name="Source_20_Text">Content-Type: application/vnd.api+json</text:span></text:p>
      <text:p text:style-name="Preformatted_20_Text"><text:span text:style-name="Source_20_Text">{</text:span></text:p>
      <text:p text:style-name="Preformatted_20_Text"><text:span text:style-name="Source_20_Text"><text:s text:c="2"/>"links": {</text:span></text:p>
      <text:p text:style-name="Preformatted_20_Text"><text:span text:style-name="Source_20_Text"><text:s text:c="4"/>"self": "https://ScriptureEarth.org/[articles]/[1]/[author]"</text:span></text:p>
      <text:p text:style-name="Preformatted_20_Text"><text:span text:style-name="Source_20_Text"><text:s text:c="2"/>},</text:span></text:p>
      <text:p text:style-name="P48"><text:span text:style-name="Source_20_Text"><text:s text:c="2"/>"data":</text:span></text:p>
      <text:p text:style-name="P48"><text:span text:style-name="Source_20_Text"><text:tab/>{<text:line-break/> <text:tab/>"type": "iso",<text:line-break/> <text:tab/>"id": "1",<text:line-break/> <text:tab/>"attributes": {<text:line-break/> <text:tab/><text:tab/>"iso": "[iso]",<text:line-break/> <text:tab/><text:tab/>“iso_sub_types”: {</text:span></text:p>
      <text:p text:style-name="Preformatted_20_Text"><text:span text:style-name="Source_20_Text"><text:tab/><text:tab/><text:tab/>“ROD Code</text:span><text:span text:style-name="Source_20_Text"><text:span text:style-name="T26">s</text:span></text:span><text:span text:style-name="Source_20_Text">”: “[ROD Code(s)]”,<text:tab/><text:tab/><text:tab/></text:span><text:span text:style-name="Source_20_Text"><text:span text:style-name="T27">(number)</text:span></text:span></text:p>
      <text:p text:style-name="Preformatted_20_Text"><text:span text:style-name="Source_20_Text"><text:tab/><text:tab/><text:tab/>“Variant Code</text:span><text:span text:style-name="Source_20_Text"><text:span text:style-name="T26">s</text:span></text:span><text:span text:style-name="Source_20_Text">”: “[Variant Code(s)]”<text:tab/></text:span><text:span text:style-name="Source_20_Text"><text:span text:style-name="T27">(number)</text:span></text:span></text:p>
      <text:p text:style-name="Preformatted_20_Text"><text:span text:style-name="Source_20_Text"><text:tab/><text:tab/>},<text:line-break/> <text:s/><text:tab/>},</text:span></text:p>
      <text:p text:style-name="Preformatted_20_Text"><text:tab/>“<text:span text:style-name="T26">iso_sub_type”: {</text:span></text:p>
      <text:p text:style-name="P48"><text:tab/><text:tab/><text:span text:style-name="Source_20_Text">“</text:span><text:span text:style-name="Source_20_Text"><text:span text:style-name="T25">rod</text:span></text:span><text:span text:style-name="Source_20_Text">”:<text:tab/><text:tab/></text:span>“[ROD code]”,</text:p>
      <text:p text:style-name="P47"><text:tab/><text:tab/>“variant”:<text:tab/><text:tab/>“[variant code]”,</text:p>
      <text:p text:style-name="P46"><text:span text:style-name="T1"><text:tab/><text:tab/>“</text:span><text:span text:style-name="T3">iso_rod_index”:<text:tab/>“[ISO_ROD_index]”</text:span></text:p>
      <text:p text:style-name="P4"><text:tab/>language_english:<text:tab/>“[<text:span text:style-name="T4">E</text:span>nglish language <text:span text:style-name="T4">name</text:span>]”,</text:p>
      <text:p text:style-name="P4"><text:tab/>language_spanish:<text:tab/>“[<text:span text:style-name="T4">S</text:span>panish language <text:span text:style-name="T4">name</text:span>]”,</text:p>
      <text:p text:style-name="P4"><text:tab/>language_portugues:<text:tab/>“[<text:span text:style-name="T4">P</text:span>ortugues language <text:span text:style-name="T4">name</text:span>]”,</text:p>
      <text:p text:style-name="P4"><text:tab/>language_french:<text:tab/>“[<text:span text:style-name="T4">F</text:span>rench language <text:span text:style-name="T4">name</text:span>]”,</text:p>
      <text:p text:style-name="P4"><text:tab/>language_dutch:<text:tab/>“[<text:span text:style-name="T4">D</text:span>utch language <text:span text:style-name="T4">name</text:span>]”,</text:p>
      <text:p text:style-name="P4"><text:tab/>language_german:<text:tab/>“[<text:span text:style-name="T4">G</text:span>erman language <text:span text:style-name="T4">name</text:span>]”,</text:p>
      <text:p text:style-name="P4"><text:tab/>language_minority:<text:tab/>“[<text:span text:style-name="T4">M</text:span>inority language <text:span text:style-name="T4">name</text:span>]”,</text:p>
      <text:p text:style-name="P4"><text:tab/><text:span text:style-name="T4">alternate_</text:span><text:span text:style-name="T6">ln</text:span><text:span text:style-name="T4">:<text:tab/><text:tab/>“[if there in the alternate language names]”,</text:span></text:p>
      <text:p text:style-name="P7"><text:tab/><text:span text:style-name="T7">apps: </text:span></text:p>
      <text:p text:style-name="P7"><text:tab/><text:tab/><text:span text:style-name="T7">0:<text:tab/><text:tab/>“[</text:span><text:span text:style-name="T10">if there is </text:span><text:span text:style-name="T7">Google Play </text:span><text:span text:style-name="T13">S</text:span><text:span text:style-name="T7">tore </text:span><text:span text:style-name="T8">link</text:span><text:span text:style-name="T7">]”</text:span></text:p>
      <text:p text:style-name="P7"><text:tab/><text:tab/><text:span text:style-name="T7">1:<text:tab/><text:tab/>“[</text:span><text:span text:style-name="T10">if there is </text:span><text:span text:style-name="T7">download the app]”</text:span></text:p>
      <text:p text:style-name="P1"><text:tab/><text:span text:style-name="T7">se_</text:span><text:span text:style-name="T3">media:</text:span></text:p>
      <text:p text:style-name="P1"><text:tab/><text:tab/><text:span text:style-name="T3">0:<text:tab/><text:tab/>“</text:span><text:span text:style-name="T4">[if there is texts SE media]”</text:span></text:p>
      <text:p text:style-name="P5"><text:tab/><text:tab/><text:span text:style-name="T4">1: <text:tab/><text:tab/>“[if there is audios SE media</text:span><text:span text:style-name="T5">]</text:span><text:span text:style-name="T4">”</text:span></text:p>
      <text:p text:style-name="P5"><text:tab/><text:tab/><text:span text:style-name="T4">2:<text:tab/><text:tab/>“[if there is videos SE media</text:span><text:span text:style-name="T5">]</text:span><text:span text:style-name="T4">”</text:span></text:p>
      <text:p text:style-name="P6"><text:tab/><text:tab/><text:span text:style-name="T6">3:<text:tab/><text:tab/>“[</text:span><text:span text:style-name="T4">if there is </text:span><text:span text:style-name="T6">playlist </text:span><text:span text:style-name="T4">audios SE</text:span><text:span text:style-name="T6">]”</text:span></text:p>
      <text:p text:style-name="P6"><text:tab/><text:tab/><text:span text:style-name="T6">4:<text:tab/><text:tab/>“[</text:span><text:span text:style-name="T4">if there is </text:span><text:span text:style-name="T6">playlist videos</text:span><text:span text:style-name="T4"> SE</text:span><text:span text:style-name="T6">]”</text:span></text:p>
      <text:p text:style-name="P7"><text:tab/><text:span text:style-name="T7">links_media</text:span></text:p>
      <text:p text:style-name="P5"><text:tab/><text:tab/><text:span text:style-name="T7">0</text:span><text:span text:style-name="T3">:<text:tab/><text:tab/>“</text:span><text:span text:style-name="T4">[if there is texts links media</text:span><text:span text:style-name="T5">]</text:span><text:span text:style-name="T4">”</text:span></text:p>
      <text:p text:style-name="P5"><text:tab/><text:tab/><text:span text:style-name="T7">1</text:span><text:span text:style-name="T4">: <text:tab/><text:tab/>“[if there is audios links media</text:span><text:span text:style-name="T5">]</text:span><text:span text:style-name="T4">”</text:span></text:p>
      <text:p text:style-name="P5"><text:tab/><text:tab/><text:span text:style-name="T7">2</text:span><text:span text:style-name="T4">:<text:tab/><text:tab/>“[if there is videos links media</text:span><text:span text:style-name="T5">]</text:span><text:span text:style-name="T4">”</text:span></text:p>
      <text:p text:style-name="P5"><text:tab/><text:span text:style-name="T7">download_</text:span><text:span text:style-name="T9">se_</text:span><text:span text:style-name="T7">media</text:span></text:p>
      <text:p text:style-name="P7"><text:tab/><text:tab/><text:span text:style-name="T3">0:<text:tab/><text:tab/>“</text:span><text:span text:style-name="T4">[if there is </text:span><text:span text:style-name="T7">download </text:span><text:span text:style-name="T4">texts SE media]”</text:span></text:p>
      <text:p text:style-name="P7"><text:tab/><text:tab/><text:span text:style-name="T4">1: <text:tab/><text:tab/>“[if there is </text:span><text:span text:style-name="T7">download</text:span><text:span text:style-name="T4"> audios SE media</text:span><text:span text:style-name="T5">]</text:span><text:span text:style-name="T4">”</text:span></text:p>
      <text:p text:style-name="P7"><text:tab/><text:tab/><text:span text:style-name="T4">2:<text:tab/><text:tab/>“[if there is </text:span><text:span text:style-name="T7">download</text:span><text:span text:style-name="T4"> videos SE media</text:span><text:span text:style-name="T5">]</text:span><text:span text:style-name="T4">”</text:span></text:p>
      <text:p text:style-name="P7"><text:tab/><text:tab/><text:span text:style-name="T6">3:<text:tab/><text:tab/>“[</text:span><text:span text:style-name="T4">if there is </text:span><text:span text:style-name="T7">download</text:span><text:span text:style-name="T4"> </text:span><text:span text:style-name="T6">playlist </text:span><text:span text:style-name="T4">audios SE</text:span><text:span text:style-name="T6">]”</text:span></text:p>
      <text:p text:style-name="P7"><text:tab/><text:tab/><text:span text:style-name="T6">4:<text:tab/><text:tab/>“[</text:span><text:span text:style-name="T4">if there is </text:span><text:span text:style-name="T7">download</text:span><text:span text:style-name="T4"> </text:span><text:span text:style-name="T6">playlist videos</text:span><text:span text:style-name="T4"> SE</text:span><text:span text:style-name="T6">]”</text:span></text:p>
      <text:p text:style-name="P7"><text:tab/><text:span text:style-name="T8">other_se</text:span></text:p>
      <text:p text:style-name="P7"><text:soft-page-break/><text:tab/><text:tab/><text:span text:style-name="T8">0:<text:tab/><text:tab/>“[</text:span><text:span text:style-name="T10">if there is </text:span><text:span text:style-name="T8">GoBible (Java) cell phone download]”</text:span></text:p>
      <text:p text:style-name="P7"><text:tab/><text:tab/><text:span text:style-name="T8">1:<text:tab/><text:tab/>“[</text:span><text:span text:style-name="T10">if there is </text:span><text:span text:style-name="T8">MySword cell phone download]”</text:span></text:p>
      <text:p text:style-name="P7"><text:tab/><text:tab/><text:span text:style-name="T8">2:<text:tab/><text:tab/>“[</text:span><text:span text:style-name="T10">if the is </text:span><text:span text:style-name="T8">theWord download]”</text:span></text:p>
      <text:p text:style-name="P17"><text:tab/><text:tab/><text:span text:style-name="T17">3</text:span><text:span text:style-name="T7">:<text:tab/><text:tab/>“[</text:span><text:span text:style-name="T17">if </text:span><text:span text:style-name="T7">online view]”</text:span></text:p>
      <text:p text:style-name="P7"><text:tab/><text:tab/><text:span text:style-name="T17">4</text:span><text:span text:style-name="T8">:<text:tab/><text:tab/>“[</text:span><text:span text:style-name="T10">if there is </text:span><text:span text:style-name="T8">map</text:span><text:span text:style-name="T10">s</text:span><text:span text:style-name="T8">]”</text:span></text:p>
      <text:p text:style-name="P7"><text:tab/><text:tab/><text:span text:style-name="T17">5</text:span><text:span text:style-name="T8">:<text:tab/><text:tab/>“[</text:span><text:span text:style-name="T10">if there is </text:span><text:span text:style-name="T8">buy]”</text:span></text:p>
      <text:p text:style-name="P17"><text:span text:style-name="T7"><text:tab/>links_websites:<text:tab/>“</text:span><text:span text:style-name="T10">[if there is links to websites]”</text:span></text:p>
      <text:p text:style-name="P9"><text:tab/><text:span text:style-name="T8">eBible:<text:tab/><text:tab/><text:tab/>“[</text:span><text:span text:style-name="T10">if there is </text:span><text:span text:style-name="T8">eBible website]”</text:span></text:p>
      <text:p text:style-name="P9"/>
      <text:p text:style-name="P44"/>
      <text:p text:style-name="P44">},</text:p>
      <text:p text:style-name="P4"><text:span text:style-name="T24">{</text:span>1: ...</text:p>
      <text:p text:style-name="P1"/>
      <text:p text:style-name="P60">api/alternate_<text:span text:style-name="T6">ln</text:span></text:p>
      <text:p text:style-name="P1">0:</text:p>
      <text:p text:style-name="P1"><text:tab/>iso:<text:tab/><text:tab/><text:tab/>“[iso]”</text:p>
      <text:p text:style-name="P1"><text:tab/>rod:<text:tab/><text:tab/><text:tab/>“[ROD code]”</text:p>
      <text:p text:style-name="P1"><text:tab/>variant:<text:tab/><text:tab/>“[variant code]”</text:p>
      <text:p text:style-name="P3"><text:tab/><text:span text:style-name="T3">iso_rod_index:<text:tab/>“[ISO_ROD_index]”</text:span></text:p>
      <text:p text:style-name="P3"><text:tab/>alternate_<text:span text:style-name="T6">ln</text:span>:</text:p>
      <text:p text:style-name="P1"><text:tab/><text:tab/><text:span text:style-name="T2">0:<text:tab/><text:tab/>“[first one]”</text:span></text:p>
      <text:p text:style-name="P1"><text:tab/><text:tab/><text:span text:style-name="T2">1:<text:tab/><text:tab/>“[second one]”</text:span></text:p>
      <text:p text:style-name="P1"><text:tab/><text:tab/>…<text:tab/><text:tab/>“[…<text:span text:style-name="T2"> one]”</text:span></text:p>
      <text:p text:style-name="P1">1: ...</text:p>
      <text:p text:style-name="P1"/>
      <text:p text:style-name="P57"><text:span text:style-name="T50"></text:span><text:span text:style-name="T52"> </text:span>api/country</text:p>
      <text:p text:style-name="P30">0:</text:p>
      <text:p text:style-name="P30"><text:tab/>country:<text:tab/><text:tab/>“[country]”</text:p>
      <text:p text:style-name="P30"><text:tab/>language_navigation:<text:tab/>“[the name of the navigation language]”</text:p>
      <text:p text:style-name="P30"><text:tab/>language_names</text:p>
      <text:p text:style-name="P8"><text:tab/><text:tab/><text:span text:style-name="T2">0:<text:tab/><text:tab/>“[first one]”</text:span></text:p>
      <text:p text:style-name="P8"><text:tab/><text:tab/><text:span text:style-name="T2">1:<text:tab/><text:tab/>“[second one]”</text:span></text:p>
      <text:p text:style-name="P8"><text:tab/><text:tab/>…<text:tab/><text:tab/>“[…<text:span text:style-name="T2"> one]”</text:span></text:p>
      <text:p text:style-name="P32">1: …</text:p>
      <text:p text:style-name="P32"/>
      <text:p text:style-name="P57"><text:span text:style-name="T50"></text:span><text:span text:style-name="T52"> </text:span>api/countr<text:span text:style-name="T28">ies</text:span></text:p>
      <text:p text:style-name="P31">0:</text:p>
      <text:p text:style-name="P31"><text:tab/>countr<text:span text:style-name="T28">ies</text:span>:<text:tab/><text:tab/>“[<text:span text:style-name="T29">first </text:span>countr<text:span text:style-name="T29">y</text:span>]”</text:p>
      <text:p text:style-name="P31"><text:tab/>language_navigation:<text:tab/>“[the name of the navigation language]”</text:p>
      <text:p text:style-name="P31"><text:tab/>language_names</text:p>
      <text:p text:style-name="P23"><text:tab/><text:tab/><text:span text:style-name="T2">0:<text:tab/><text:tab/>“[first one]”</text:span></text:p>
      <text:p text:style-name="P23"><text:tab/><text:tab/><text:span text:style-name="T2">1:<text:tab/><text:tab/>“[second one]”</text:span></text:p>
      <text:p text:style-name="P23"><text:tab/><text:tab/>…<text:tab/><text:tab/>“[…<text:span text:style-name="T2"> one]”</text:span></text:p>
      <text:p text:style-name="P34">1: </text:p>
      <text:p text:style-name="P34"><text:tab/><text:span text:style-name="T30">countr</text:span><text:span text:style-name="T28">ies</text:span><text:span text:style-name="T30">:<text:tab/><text:tab/>“[</text:span><text:span text:style-name="T29">second </text:span><text:span text:style-name="T30">countr</text:span><text:span text:style-name="T29">y</text:span><text:span text:style-name="T30">]”</text:span></text:p>
      <text:p text:style-name="P34"><text:tab/>...</text:p>
      <text:p text:style-name="P34"><text:span text:style-name="T29">2: </text:span>…</text:p>
      <text:p text:style-name="P33"><text:soft-page-break/></text:p>
      <text:p text:style-name="P33"/>
      <text:p text:style-name="P58"><text:span text:style-name="T50"></text:span><text:span text:style-name="T52"> </text:span>api/<text:span text:style-name="T12">apps</text:span></text:p>
      <text:p text:style-name="P12">0:</text:p>
      <text:p text:style-name="P12"><text:tab/>iso:<text:tab/><text:tab/><text:tab/>“[iso]”</text:p>
      <text:p text:style-name="P12"><text:tab/>rod:<text:tab/><text:tab/><text:tab/>“[ROD code]”</text:p>
      <text:p text:style-name="P12"><text:tab/>variant:<text:tab/><text:tab/>“[variant code]”</text:p>
      <text:p text:style-name="P12"><text:tab/><text:span text:style-name="T3">iso_rod_index:<text:tab/>“[ISO_ROD_index]”</text:span></text:p>
      <text:p text:style-name="P13"><text:tab/><text:span text:style-name="T13">p</text:span><text:span text:style-name="T7">lay_</text:span><text:span text:style-name="T13">s</text:span><text:span text:style-name="T7">tore_</text:span><text:span text:style-name="T8">link</text:span><text:span text:style-name="T13">s</text:span></text:p>
      <text:p text:style-name="P11"><text:tab/><text:tab/><text:span text:style-name="T7">0:<text:tab/><text:tab/>“[</text:span><text:span text:style-name="T13">first </text:span><text:span text:style-name="T7">Google Play </text:span><text:span text:style-name="T13">S</text:span><text:span text:style-name="T7">tore </text:span><text:span text:style-name="T8">link</text:span><text:span text:style-name="T7">]”</text:span></text:p>
      <text:p text:style-name="P13"><text:tab/><text:tab/><text:span text:style-name="T13">1</text:span><text:span text:style-name="T7">:<text:tab/><text:tab/>“[</text:span><text:span text:style-name="T13">second </text:span><text:span text:style-name="T7">Google Play </text:span><text:span text:style-name="T13">S</text:span><text:span text:style-name="T7">tore </text:span><text:span text:style-name="T8">link</text:span><text:span text:style-name="T7">]”</text:span></text:p>
      <text:p text:style-name="P13"><text:tab/><text:tab/><text:span text:style-name="T13">2</text:span><text:span text:style-name="T7">:<text:tab/><text:tab/>“[… Google Play </text:span><text:span text:style-name="T13">S</text:span><text:span text:style-name="T7">tore </text:span><text:span text:style-name="T8">link</text:span><text:span text:style-name="T7">]”</text:span></text:p>
      <text:p text:style-name="P13"><text:span text:style-name="T12"><text:tab/></text:span><text:span text:style-name="T38">android</text:span><text:span text:style-name="T7">_app</text:span></text:p>
      <text:p text:style-name="P13"><text:tab/><text:tab/><text:span text:style-name="T13">0</text:span><text:span text:style-name="T7">:<text:tab/><text:tab/>“[</text:span><text:span text:style-name="T12">d</text:span><text:span text:style-name="T7">ownload the </text:span><text:span text:style-name="T13">first </text:span><text:span text:style-name="T7">app]”</text:span></text:p>
      <text:p text:style-name="P13"><text:tab/><text:tab/><text:span text:style-name="T13">1</text:span><text:span text:style-name="T7">:<text:tab/><text:tab/>“[</text:span><text:span text:style-name="T12">d</text:span><text:span text:style-name="T7">ownload the </text:span><text:span text:style-name="T13">second </text:span><text:span text:style-name="T7">app]”</text:span></text:p>
      <text:p text:style-name="P13"><text:tab/><text:tab/><text:span text:style-name="T13">2</text:span><text:span text:style-name="T7">:<text:tab/><text:tab/>“[</text:span><text:span text:style-name="T12">d</text:span><text:span text:style-name="T7">ownload the … app]”</text:span></text:p>
      <text:p text:style-name="P36">1: …</text:p>
      <text:p text:style-name="P36"/>
      <text:p text:style-name="P51"><text:span text:style-name="T41">api/</text:span>apps.php</text:p>
      <text:p text:style-name="Standard"><text:span text:style-name="T31">To get the </text:span><text:span text:style-name="T39">apps</text:span><text:span text:style-name="T33">.php</text:span><text:span text:style-name="T31"> of all of the </text:span><text:span text:style-name="T34">(</text:span><text:span text:style-name="T35">only </text:span><text:span text:style-name="T34">1 line per </text:span><text:span text:style-name="T35">apps</text:span><text:span text:style-name="T34">.php)</text:span></text:p>
      <text:list xml:id="list2914706379" text:style-name="L1">
        <text:list-item>
          <text:p text:style-name="P52">index (type ‘idx’)</text:p>
        </text:list-item>
        <text:list-item>
          <text:p text:style-name="P52"><text:span text:style-name="T31">ISO</text:span><text:span text:style-name="T36"> </text:span><text:span text:style-name="T31">639-3 code </text:span><text:span text:style-name="T37">(type ‘iso’)</text:span></text:p>
        </text:list-item>
        <text:list-item>
          <text:p text:style-name="P63"><text:span text:style-name="T31">ISO</text:span><text:span text:style-name="T36"> </text:span><text:span text:style-name="T31">639-3 code </text:span><text:span text:style-name="T37">and/null ROD code and/null variant code (type ‘iso’, ‘rod’, and ‘var’)</text:span></text:p>
        </text:list-item>
      </text:list>
      <text:p text:style-name="Standard">will pull</text:p>
      <text:list xml:id="list2694764136" text:style-name="L2">
        <text:list-item>
          <text:p text:style-name="P53"><text:span text:style-name="T31">ISO</text:span><text:span text:style-name="T36"> </text:span><text:span text:style-name="T31">639-3 code</text:span></text:p>
        </text:list-item>
        <text:list-item>
          <text:p text:style-name="P53">ROD code</text:p>
        </text:list-item>
        <text:list-item>
          <text:p text:style-name="P53">variant code</text:p>
        </text:list-item>
        <text:list-item>
          <text:p text:style-name="P54">variant <text:span text:style-name="T41">name</text:span></text:p>
        </text:list-item>
        <text:list-item>
          <text:p text:style-name="P54">index</text:p>
        </text:list-item>
        <text:list-item>
          <text:p text:style-name="P53">links to <text:span text:style-name="T40">Android apps</text:span></text:p>
        </text:list-item>
        <text:list-item>
          <text:p text:style-name="P64">link to iOS Asset Package</text:p>
        </text:list-item>
      </text:list>
      <text:p text:style-name="P50"><text:span text:style-name="T38">api/</text:span>sab.php</text:p>
      <text:p text:style-name="Standard"><text:span text:style-name="T31">To get the </text:span><text:span text:style-name="T32">sab</text:span><text:span text:style-name="T33">.php</text:span><text:span text:style-name="T31"> of all of the </text:span><text:span text:style-name="T34">(</text:span><text:span text:style-name="T35">only </text:span><text:span text:style-name="T34">1 line per </text:span><text:span text:style-name="T35">apps</text:span><text:span text:style-name="T34">.php)</text:span></text:p>
      <text:list xml:id="list151746195923070" text:continue-list="list2914706379" text:style-name="L1">
        <text:list-item>
          <text:p text:style-name="P52">index (type ‘idx’)</text:p>
        </text:list-item>
        <text:list-item>
          <text:p text:style-name="P52"><text:span text:style-name="T31">ISO</text:span><text:span text:style-name="T36"> </text:span><text:span text:style-name="T31">639-3 code </text:span><text:span text:style-name="T37">(type ‘iso’)</text:span></text:p>
        </text:list-item>
        <text:list-item>
          <text:p text:style-name="P62"><text:span text:style-name="T31">ISO</text:span><text:span text:style-name="T36"> </text:span><text:span text:style-name="T31">639-3 code </text:span><text:span text:style-name="T37">and/null ROD code and/null variant code (type ‘iso’, ‘rod’, and ‘var’)</text:span></text:p>
        </text:list-item>
      </text:list>
      <text:p text:style-name="Standard">will pull</text:p>
      <text:list xml:id="list1880972921" text:style-name="L3">
        <text:list-item>
          <text:p text:style-name="P55"><text:span text:style-name="T31">ISO</text:span><text:span text:style-name="T36"> </text:span><text:span text:style-name="T31">639-3 code</text:span></text:p>
        </text:list-item>
        <text:list-item>
          <text:p text:style-name="P55">ROD code</text:p>
        </text:list-item>
        <text:list-item>
          <text:p text:style-name="P55">variant code</text:p>
        </text:list-item>
        <text:list-item>
          <text:p text:style-name="P56">variant <text:span text:style-name="T41">name</text:span></text:p>
        </text:list-item>
        <text:list-item>
          <text:p text:style-name="P56">index</text:p>
        </text:list-item>
        <text:list-item>
          <text:p text:style-name="P55">path to the HTML files</text:p>
        </text:list-item>
        <text:list-item>
          <text:p text:style-name="P55">all of the HTML files</text:p>
        </text:list-item>
      </text:list>
      <text:p text:style-name="Standard"/>
      <text:p text:style-name="P59"><text:soft-page-break/><text:span text:style-name="T50"></text:span><text:span text:style-name="T52"> </text:span>api/<text:span text:style-name="T16">media</text:span>_links</text:p>
      <text:p text:style-name="P1">0:</text:p>
      <text:p text:style-name="P1"><text:tab/>iso:<text:tab/><text:tab/><text:tab/>“[iso]”</text:p>
      <text:p text:style-name="P1"><text:tab/>rod:<text:tab/><text:tab/><text:tab/>“[ROD code]”</text:p>
      <text:p text:style-name="P1"><text:tab/>variant:<text:tab/><text:tab/>“[variant code]”</text:p>
      <text:p text:style-name="P3"><text:tab/><text:span text:style-name="T3">iso_rod_index:<text:tab/>“[ISO_ROD_index]”</text:span></text:p>
      <text:p text:style-name="P3"><text:tab/><text:span text:style-name="T16">text</text:span></text:p>
      <text:p text:style-name="P16"><text:tab/><text:tab/><text:span text:style-name="T2">0:<text:tab/><text:tab/>“[first </text:span><text:span text:style-name="T16">link</text:span><text:span text:style-name="T15"> text</text:span><text:span text:style-name="T2">]”</text:span></text:p>
      <text:p text:style-name="P2"><text:tab/><text:tab/><text:span text:style-name="T2">1:<text:tab/><text:tab/>“[second </text:span><text:span text:style-name="T16">link text</text:span><text:span text:style-name="T2">]”</text:span></text:p>
      <text:p text:style-name="P2"><text:tab/><text:tab/><text:span text:style-name="T16">2:</text:span><text:tab/><text:tab/>“[…<text:span text:style-name="T2"> </text:span><text:span text:style-name="T16">link text</text:span><text:span text:style-name="T2">]”</text:span></text:p>
      <text:p text:style-name="P18"><text:tab/><text:tab/><text:span text:style-name="T19">3</text:span><text:span text:style-name="T18">:<text:tab/><text:tab/>“[eBible website]”</text:span></text:p>
      <text:p text:style-name="P29"><text:tab/><text:span text:style-name="T1"><text:tab/></text:span><text:span text:style-name="T20">4</text:span><text:span text:style-name="T19">:<text:tab/><text:tab/>“[Bible.com (YouVersion) audio]”</text:span></text:p>
      <text:p text:style-name="P19"><text:tab/><text:tab/><text:span text:style-name="T20">5</text:span><text:span text:style-name="T19">:<text:tab/><text:tab/>“[</text:span><text:span text:style-name="T20">Bible.is</text:span><text:span text:style-name="T19">]”</text:span></text:p>
      <text:p text:style-name="P19"><text:tab/><text:tab/><text:span text:style-name="T20">6:<text:tab/><text:tab/>“[GRN]”</text:span></text:p>
      <text:p text:style-name="P29"><text:tab/>audio</text:p>
      <text:p text:style-name="P2"><text:tab/><text:tab/><text:span text:style-name="T2">0:<text:tab/><text:tab/>“[first </text:span><text:span text:style-name="T16">link audio</text:span><text:span text:style-name="T2">]”</text:span></text:p>
      <text:p text:style-name="P2"><text:tab/><text:tab/><text:span text:style-name="T2">1:<text:tab/><text:tab/>“[second </text:span><text:span text:style-name="T16">link audio</text:span><text:span text:style-name="T2">]”</text:span></text:p>
      <text:p text:style-name="P2"><text:tab/><text:tab/><text:span text:style-name="T16">2:</text:span><text:tab/><text:tab/>“[…<text:span text:style-name="T2"> </text:span><text:span text:style-name="T16">link audio</text:span><text:span text:style-name="T2">]”</text:span></text:p>
      <text:p text:style-name="P2"><text:tab/><text:tab/><text:span text:style-name="T19">3:<text:tab/><text:tab/>“[Bible.com (YouVersion) audio]”</text:span></text:p>
      <text:p text:style-name="P2"><text:tab/><text:tab/><text:span text:style-name="T19">4:<text:tab/><text:tab/>“[</text:span><text:span text:style-name="T20">Bible.is</text:span><text:span text:style-name="T19">]”</text:span></text:p>
      <text:p text:style-name="P19"><text:tab/><text:tab/><text:span text:style-name="T20">5:<text:tab/><text:tab/>“[GRN]”</text:span></text:p>
      <text:p text:style-name="P38"><text:tab/>video</text:p>
      <text:p text:style-name="P2"><text:tab/><text:tab/><text:span text:style-name="T2">0:<text:tab/><text:tab/>“[first </text:span><text:span text:style-name="T16">link video</text:span><text:span text:style-name="T2">]”</text:span></text:p>
      <text:p text:style-name="P2"><text:tab/><text:tab/><text:span text:style-name="T2">1:<text:tab/><text:tab/>“[second </text:span><text:span text:style-name="T16">link video</text:span><text:span text:style-name="T2">]”</text:span></text:p>
      <text:p text:style-name="P2"><text:tab/><text:tab/><text:span text:style-name="T16">2:</text:span><text:tab/><text:tab/>“[…<text:span text:style-name="T2"> </text:span><text:span text:style-name="T16">link video</text:span><text:span text:style-name="T2">]”</text:span></text:p>
      <text:p text:style-name="P19"><text:tab/><text:tab/><text:span text:style-name="T20">3</text:span><text:span text:style-name="T16">:</text:span><text:tab/><text:tab/>“[<text:span text:style-name="T20">Bible.is</text:span><text:span text:style-name="T2">]”</text:span></text:p>
      <text:p text:style-name="P19"><text:tab/><text:tab/><text:span text:style-name="T20">4:<text:tab/><text:tab/>“[GRN]”</text:span></text:p>
      <text:p text:style-name="P19"><text:tab/><text:tab/><text:span text:style-name="T20">Jesus_media</text:span></text:p>
      <text:p text:style-name="P19"><text:tab/><text:tab/><text:tab/><text:span text:style-name="T20">0:<text:tab/>“[Jesus Film]”</text:span></text:p>
      <text:p text:style-name="P19"><text:tab/><text:tab/><text:tab/><text:span text:style-name="T20">chapter</text:span></text:p>
      <text:p text:style-name="P19"><text:tab/><text:tab/><text:tab/><text:tab/><text:span text:style-name="T20">0:</text:span><text:tab/>“<text:span text:style-name="T20">[chapter]”</text:span></text:p>
      <text:p text:style-name="P20"><text:tab/><text:tab/><text:tab/><text:span text:style-name="T20">1:<text:tab/>“[Magdalena]”</text:span></text:p>
      <text:p text:style-name="P20"><text:tab/><text:tab/><text:tab/><text:span text:style-name="T21">2:<text:tab/>“[Jesus Story]”</text:span></text:p>
      <text:p text:style-name="P20"><text:tab/><text:tab/><text:span text:style-name="T21">Luke</text:span></text:p>
      <text:p text:style-name="P20"><text:tab/><text:tab/><text:tab/><text:span text:style-name="T21">0:<text:tab/>“[Luke video]”</text:span></text:p>
      <text:p text:style-name="P20"><text:tab/><text:tab/><text:tab/><text:span text:style-name="T21">chapter</text:span></text:p>
      <text:p text:style-name="P20"><text:tab/><text:tab/><text:tab/><text:tab/><text:span text:style-name="T21">0:<text:tab/>“[chapter]”</text:span></text:p>
      <text:p text:style-name="P20"><text:tab/><text:tab/><text:span text:style-name="T21">John</text:span></text:p>
      <text:p text:style-name="P20"><text:tab/><text:tab/><text:tab/><text:span text:style-name="T21">0:<text:tab/>“[</text:span><text:span text:style-name="T22">John</text:span><text:span text:style-name="T21"> video]”</text:span></text:p>
      <text:p text:style-name="P20"><text:tab/><text:tab/><text:tab/><text:span text:style-name="T21">chapter</text:span></text:p>
      <text:p text:style-name="P20"><text:tab/><text:tab/><text:tab/><text:tab/><text:span text:style-name="T21">0:<text:tab/>“[chapter]”</text:span></text:p>
      <text:p text:style-name="P20"><text:tab/><text:tab/><text:span text:style-name="T21">Acts</text:span></text:p>
      <text:p text:style-name="P20"><text:tab/><text:tab/><text:tab/><text:span text:style-name="T21">0:<text:tab/>“[Acts video]”</text:span></text:p>
      <text:p text:style-name="P20"><text:tab/><text:tab/><text:tab/><text:span text:style-name="T21">chapter</text:span></text:p>
      <text:p text:style-name="P20"><text:tab/><text:tab/><text:tab/><text:tab/><text:span text:style-name="T21">0:<text:tab/>“[chapter]”</text:span></text:p>
      <text:p text:style-name="P20"><text:tab/><text:tab/><text:span text:style-name="T21">Genesis</text:span></text:p>
      <text:p text:style-name="P20"><text:tab/><text:tab/><text:tab/><text:span text:style-name="T21">0:<text:tab/>“[Genesis video]”</text:span></text:p>
      <text:p text:style-name="P20"><text:tab/><text:tab/><text:tab/><text:span text:style-name="T21">chapter</text:span></text:p>
      <text:p text:style-name="P20"><text:soft-page-break/><text:tab/><text:tab/><text:tab/><text:tab/><text:span text:style-name="T21">0:<text:tab/>“[chapter]”</text:span></text:p>
      <text:p text:style-name="P20"><text:tab/></text:p>
      <text:p text:style-name="P29">1: ...</text:p>
      <text:p text:style-name="P24"/>
      <text:p text:style-name="P59"><text:span text:style-name="T50"></text:span><text:span text:style-name="T52"> </text:span>api/<text:span text:style-name="T15">media_se</text:span></text:p>
      <text:p text:style-name="P2">0:</text:p>
      <text:p text:style-name="P2"><text:tab/>iso:<text:tab/><text:tab/><text:tab/>“[iso]”</text:p>
      <text:p text:style-name="P2"><text:tab/>rod:<text:tab/><text:tab/><text:tab/>“[ROD code]”</text:p>
      <text:p text:style-name="P2"><text:tab/>variant:<text:tab/><text:tab/>“[variant code]”</text:p>
      <text:p text:style-name="P5"><text:tab/><text:span text:style-name="T3">iso_rod_index:<text:tab/>“[ISO_ROD_index]”</text:span></text:p>
      <text:p text:style-name="P27"><text:tab/>text</text:p>
      <text:p text:style-name="P2"><text:tab/><text:tab/><text:span text:style-name="T2">0:<text:tab/><text:tab/>“[first </text:span><text:span text:style-name="T15">SE text</text:span><text:span text:style-name="T2">]”</text:span></text:p>
      <text:p text:style-name="P2"><text:tab/><text:tab/><text:span text:style-name="T2">1:<text:tab/><text:tab/>“[second </text:span><text:span text:style-name="T15">SE text</text:span><text:span text:style-name="T2">]”</text:span></text:p>
      <text:p text:style-name="P2"><text:tab/><text:tab/><text:span text:style-name="T15">2:</text:span><text:tab/><text:tab/>“[…<text:span text:style-name="T2"> </text:span><text:span text:style-name="T15">SE text</text:span><text:span text:style-name="T2">]”</text:span></text:p>
      <text:p text:style-name="P24"><text:tab/>audio</text:p>
      <text:p text:style-name="P2"><text:tab/><text:tab/><text:span text:style-name="T2">0:<text:tab/><text:tab/>“[first </text:span><text:span text:style-name="T15">SE audio</text:span><text:span text:style-name="T2">]”</text:span></text:p>
      <text:p text:style-name="P2"><text:tab/><text:tab/><text:span text:style-name="T2">1:<text:tab/><text:tab/>“[second </text:span><text:span text:style-name="T15">SE audio</text:span><text:span text:style-name="T2">]”</text:span></text:p>
      <text:p text:style-name="P2"><text:tab/><text:tab/><text:span text:style-name="T16">2:</text:span><text:tab/><text:tab/>“[…<text:span text:style-name="T2"> </text:span><text:span text:style-name="T15">SE audio</text:span><text:span text:style-name="T2">]”</text:span></text:p>
      <text:p text:style-name="P24"><text:tab/>video</text:p>
      <text:p text:style-name="P2"><text:tab/><text:tab/><text:span text:style-name="T2">0:<text:tab/><text:tab/>“[first </text:span><text:span text:style-name="T16">SE video</text:span><text:span text:style-name="T2">]”</text:span></text:p>
      <text:p text:style-name="P16"><text:tab/><text:tab/><text:span text:style-name="T2">1:<text:tab/><text:tab/>“[second </text:span><text:span text:style-name="T16">SE video</text:span><text:span text:style-name="T2">]”</text:span></text:p>
      <text:p text:style-name="P16"><text:tab/><text:tab/><text:span text:style-name="T16">2:</text:span><text:tab/><text:tab/>“[…<text:span text:style-name="T2"> </text:span><text:span text:style-name="T16">SE video</text:span><text:span text:style-name="T2">]”</text:span></text:p>
      <text:p text:style-name="P15"><text:tab/><text:span text:style-name="T4">audio_</text:span><text:span text:style-name="T6">playlist</text:span></text:p>
      <text:p text:style-name="P10"><text:tab/><text:tab/><text:span text:style-name="T11">0</text:span><text:span text:style-name="T6">:<text:tab/><text:tab/>“[</text:span><text:span text:style-name="T11">first</text:span><text:span text:style-name="T4"> </text:span><text:span text:style-name="T6">playlist </text:span><text:span text:style-name="T4">audios SE</text:span><text:span text:style-name="T6">]”</text:span></text:p>
      <text:p text:style-name="P10"><text:tab/><text:tab/><text:span text:style-name="T11">1:<text:tab/><text:tab/></text:span><text:span text:style-name="T6">“[</text:span><text:span text:style-name="T11">second</text:span><text:span text:style-name="T4"> </text:span><text:span text:style-name="T6">playlist </text:span><text:span text:style-name="T4">audios SE</text:span><text:span text:style-name="T6">]”</text:span></text:p>
      <text:p text:style-name="P10"><text:tab/><text:tab/><text:span text:style-name="T11">2:<text:tab/><text:tab/>“[… </text:span><text:span text:style-name="T6">playlist </text:span><text:span text:style-name="T4">audios SE</text:span><text:span text:style-name="T11">]</text:span></text:p>
      <text:p text:style-name="P26"><text:span text:style-name="T11"><text:tab/>video</text:span><text:span text:style-name="T4">_</text:span><text:span text:style-name="T6">playlist</text:span></text:p>
      <text:p text:style-name="P10"><text:tab/><text:tab/><text:span text:style-name="T11">0</text:span><text:span text:style-name="T6">:<text:tab/><text:tab/>“[</text:span><text:span text:style-name="T11">first</text:span><text:span text:style-name="T4"> </text:span><text:span text:style-name="T6">playlist videos</text:span><text:span text:style-name="T4"> SE</text:span><text:span text:style-name="T6">]”</text:span></text:p>
      <text:p text:style-name="P10"><text:tab/><text:tab/><text:span text:style-name="T11">1</text:span><text:span text:style-name="T6">:<text:tab/><text:tab/>“[</text:span><text:span text:style-name="T11">second</text:span><text:span text:style-name="T4"> </text:span><text:span text:style-name="T6">playlist videos</text:span><text:span text:style-name="T4"> SE</text:span><text:span text:style-name="T6">]”</text:span></text:p>
      <text:p text:style-name="P10"><text:tab/><text:tab/><text:span text:style-name="T11">2</text:span><text:span text:style-name="T6">:<text:tab/><text:tab/>“[…</text:span><text:span text:style-name="T4"> </text:span><text:span text:style-name="T6">playlist videos</text:span><text:span text:style-name="T4"> SE</text:span><text:span text:style-name="T6">]”</text:span></text:p>
      <text:p text:style-name="P21"><text:tab/><text:tab/><text:span text:style-name="T21">John</text:span></text:p>
      <text:p text:style-name="P21"><text:tab/><text:tab/><text:tab/><text:span text:style-name="T21">0:<text:tab/>“[</text:span><text:span text:style-name="T22">John</text:span><text:span text:style-name="T21"> video]”</text:span></text:p>
      <text:p text:style-name="P21"><text:tab/><text:tab/><text:tab/><text:span text:style-name="T21">chapter</text:span></text:p>
      <text:p text:style-name="P21"><text:tab/><text:tab/><text:tab/><text:tab/><text:span text:style-name="T21">0:<text:tab/>“[chapter]”</text:span></text:p>
      <text:p text:style-name="P21"><text:tab/><text:tab/><text:span text:style-name="T22">Escrituras</text:span></text:p>
      <text:p text:style-name="P21"><text:tab/><text:tab/><text:tab/><text:span text:style-name="T21">0:<text:tab/>“[</text:span><text:span text:style-name="T22">Escrituras</text:span><text:span text:style-name="T21"> video]”</text:span></text:p>
      <text:p text:style-name="P21"><text:tab/><text:tab/><text:tab/><text:span text:style-name="T22">story</text:span></text:p>
      <text:p text:style-name="P21"><text:tab/><text:tab/><text:tab/><text:tab/><text:span text:style-name="T21">0:<text:tab/>“[</text:span><text:span text:style-name="T22">story</text:span><text:span text:style-name="T21">]”</text:span></text:p>
      <text:p text:style-name="P35">1: ...</text:p>
      <text:p text:style-name="P25"/>
      <text:p text:style-name="P42">api/<text:span text:style-name="T7">download_</text:span><text:span text:style-name="T9">se_</text:span><text:span text:style-name="T7">media</text:span></text:p>
      <text:p text:style-name="P14">0:</text:p>
      <text:p text:style-name="P14"><text:tab/>iso:<text:tab/><text:tab/><text:tab/>“[iso]”</text:p>
      <text:p text:style-name="P14"><text:tab/>rod:<text:tab/><text:tab/><text:tab/>“[ROD code]”</text:p>
      <text:p text:style-name="P14"><text:tab/>variant:<text:tab/><text:tab/>“[variant code]”</text:p>
      <text:p text:style-name="P14"><text:tab/><text:span text:style-name="T3">iso_rod_index:<text:tab/>“[ISO_ROD_index]”</text:span></text:p>
      <text:p text:style-name="P14"><text:tab/><text:span text:style-name="T7">download_</text:span><text:span text:style-name="T4">texts</text:span></text:p>
      <text:p text:style-name="P14"><text:tab/><text:tab/><text:span text:style-name="T14">0:<text:tab/><text:tab/>“[</text:span><text:span text:style-name="T7">download </text:span><text:span text:style-name="T14">first </text:span><text:span text:style-name="T4">text SE media]”</text:span></text:p>
      <text:p text:style-name="P14"><text:soft-page-break/><text:tab/><text:tab/><text:span text:style-name="T14">1:<text:tab/><text:tab/>“[</text:span><text:span text:style-name="T7">download </text:span><text:span text:style-name="T14">second </text:span><text:span text:style-name="T4">text SE media]”</text:span></text:p>
      <text:p text:style-name="P14"><text:tab/><text:tab/><text:span text:style-name="T14">2:<text:tab/><text:tab/>“[</text:span><text:span text:style-name="T7">download ...</text:span><text:span text:style-name="T14"> </text:span><text:span text:style-name="T4">text SE media]”</text:span></text:p>
      <text:p text:style-name="P14"><text:span text:style-name="T7"><text:tab/>download_</text:span><text:span text:style-name="T4">audio</text:span></text:p>
      <text:p text:style-name="P13"><text:tab/><text:tab/><text:span text:style-name="T14">0</text:span><text:span text:style-name="T4">: <text:tab/><text:tab/>“[</text:span><text:span text:style-name="T7">download</text:span><text:span text:style-name="T4"> </text:span><text:span text:style-name="T14">first </text:span><text:span text:style-name="T4">audio SE media</text:span><text:span text:style-name="T5">]</text:span><text:span text:style-name="T4">”</text:span></text:p>
      <text:p text:style-name="P14"><text:tab/><text:tab/><text:span text:style-name="T4">1: <text:tab/><text:tab/>“[</text:span><text:span text:style-name="T14">download second</text:span><text:span text:style-name="T4"> audios SE media</text:span><text:span text:style-name="T5">]</text:span><text:span text:style-name="T4">”</text:span></text:p>
      <text:p text:style-name="P14"><text:tab/><text:tab/><text:span text:style-name="T14">2</text:span><text:span text:style-name="T4">: <text:tab/><text:tab/>“[</text:span><text:span text:style-name="T7">download</text:span><text:span text:style-name="T4"> … audios SE media</text:span><text:span text:style-name="T5">]</text:span><text:span text:style-name="T4">”</text:span></text:p>
      <text:p text:style-name="P14"><text:tab/> <text:span text:style-name="T7">download_</text:span><text:span text:style-name="T4">videos</text:span></text:p>
      <text:p text:style-name="P13"><text:tab/><text:tab/><text:span text:style-name="T14">0</text:span><text:span text:style-name="T4">:<text:tab/><text:tab/>“[</text:span><text:span text:style-name="T7">download</text:span><text:span text:style-name="T4"> </text:span><text:span text:style-name="T14">first </text:span><text:span text:style-name="T4">videos SE media</text:span><text:span text:style-name="T5">]</text:span><text:span text:style-name="T4">”</text:span></text:p>
      <text:p text:style-name="P14"><text:tab/><text:tab/><text:span text:style-name="T14">1</text:span><text:span text:style-name="T4">:<text:tab/><text:tab/>“[</text:span><text:span text:style-name="T7">download</text:span><text:span text:style-name="T4"> </text:span><text:span text:style-name="T14">second </text:span><text:span text:style-name="T4">videos SE media</text:span><text:span text:style-name="T5">]</text:span><text:span text:style-name="T4">”</text:span></text:p>
      <text:p text:style-name="P14"><text:tab/><text:tab/><text:span text:style-name="T14">2</text:span><text:span text:style-name="T4">:<text:tab/><text:tab/>“[</text:span><text:span text:style-name="T7">download</text:span><text:span text:style-name="T4"> … videos SE media</text:span><text:span text:style-name="T5">]</text:span><text:span text:style-name="T4">”</text:span></text:p>
      <text:p text:style-name="P14"><text:tab/> <text:span text:style-name="T7">download_</text:span><text:span text:style-name="T6">playlist_</text:span><text:span text:style-name="T4">audios</text:span></text:p>
      <text:p text:style-name="P13"><text:tab/><text:tab/><text:span text:style-name="T16">0</text:span><text:span text:style-name="T6">:<text:tab/><text:tab/>“[</text:span><text:span text:style-name="T7">download</text:span><text:span text:style-name="T4"> </text:span><text:span text:style-name="T16">first </text:span><text:span text:style-name="T6">playlist </text:span><text:span text:style-name="T4">audios SE</text:span><text:span text:style-name="T6">]”</text:span></text:p>
      <text:p text:style-name="P16"><text:tab/><text:tab/><text:span text:style-name="T16">1</text:span><text:span text:style-name="T6">:<text:tab/><text:tab/>“[</text:span><text:span text:style-name="T7">download</text:span><text:span text:style-name="T4"> </text:span><text:span text:style-name="T16">second </text:span><text:span text:style-name="T6">playlist </text:span><text:span text:style-name="T4">audios SE</text:span><text:span text:style-name="T6">]”</text:span></text:p>
      <text:p text:style-name="P16"><text:tab/><text:tab/><text:span text:style-name="T16">2</text:span><text:span text:style-name="T6">:<text:tab/><text:tab/>“[</text:span><text:span text:style-name="T7">download</text:span><text:span text:style-name="T4"> … </text:span><text:span text:style-name="T6">playlist </text:span><text:span text:style-name="T4">audios SE</text:span><text:span text:style-name="T6">]”</text:span></text:p>
      <text:p text:style-name="P14"><text:tab/> <text:span text:style-name="T7">download_</text:span><text:span text:style-name="T6">playlist_videos</text:span></text:p>
      <text:p text:style-name="P13"><text:tab/><text:tab/><text:span text:style-name="T16">0</text:span><text:span text:style-name="T6">:<text:tab/><text:tab/>“[</text:span><text:span text:style-name="T7">download</text:span><text:span text:style-name="T4"> </text:span><text:span text:style-name="T16">first </text:span><text:span text:style-name="T6">playlist videos</text:span><text:span text:style-name="T4"> SE</text:span><text:span text:style-name="T6">]”</text:span></text:p>
      <text:p text:style-name="P16"><text:tab/><text:tab/><text:span text:style-name="T16">1</text:span><text:span text:style-name="T6">:<text:tab/><text:tab/>“[</text:span><text:span text:style-name="T7">download</text:span><text:span text:style-name="T4"> </text:span><text:span text:style-name="T16">second </text:span><text:span text:style-name="T6">playlist videos</text:span><text:span text:style-name="T4"> SE</text:span><text:span text:style-name="T6">]”</text:span></text:p>
      <text:p text:style-name="P16"><text:tab/><text:tab/><text:span text:style-name="T16">2</text:span><text:span text:style-name="T6">:<text:tab/><text:tab/>“[</text:span><text:span text:style-name="T7">download</text:span><text:span text:style-name="T4"> … </text:span><text:span text:style-name="T6">playlist videos</text:span><text:span text:style-name="T4"> SE</text:span><text:span text:style-name="T6">]”</text:span></text:p>
      <text:p text:style-name="P21"><text:tab/><text:tab/><text:span text:style-name="T21">John</text:span></text:p>
      <text:p text:style-name="P21"><text:tab/><text:tab/><text:tab/><text:span text:style-name="T21">0:<text:tab/>“[</text:span><text:span text:style-name="T22">John</text:span><text:span text:style-name="T21"> video]”</text:span></text:p>
      <text:p text:style-name="P21"><text:tab/><text:tab/><text:tab/><text:span text:style-name="T21">chapter</text:span></text:p>
      <text:p text:style-name="P21"><text:tab/><text:tab/><text:tab/><text:tab/><text:span text:style-name="T21">0:<text:tab/>“[chapter]”</text:span></text:p>
      <text:p text:style-name="P21"><text:tab/><text:tab/><text:span text:style-name="T22">Escrituras</text:span></text:p>
      <text:p text:style-name="P21"><text:tab/><text:tab/><text:tab/><text:span text:style-name="T21">0:<text:tab/>“[</text:span><text:span text:style-name="T22">Escrituras</text:span><text:span text:style-name="T21"> video]”</text:span></text:p>
      <text:p text:style-name="P21"><text:tab/><text:tab/><text:tab/><text:span text:style-name="T22">story</text:span></text:p>
      <text:p text:style-name="P21"><text:tab/><text:tab/><text:tab/><text:tab/><text:span text:style-name="T21">0:<text:tab/>“[</text:span><text:span text:style-name="T22">story</text:span><text:span text:style-name="T21">]”</text:span></text:p>
      <text:p text:style-name="P37"><text:span text:style-name="T23">record</text:span>1: …</text:p>
      <text:p text:style-name="P16"/>
      <text:p text:style-name="P43">api/<text:span text:style-name="T8">other_se</text:span></text:p>
      <text:p text:style-name="P39">0:</text:p>
      <text:p text:style-name="P22"><text:tab/>iso:<text:tab/><text:tab/><text:tab/>“[iso]”</text:p>
      <text:p text:style-name="P22"><text:tab/>rod:<text:tab/><text:tab/><text:tab/>“[ROD code]”</text:p>
      <text:p text:style-name="P22"><text:tab/>variant:<text:tab/><text:tab/>“[variant code]”</text:p>
      <text:p text:style-name="P22"><text:tab/><text:span text:style-name="T3">iso_rod_index:<text:tab/>“[ISO_ROD_index]”</text:span></text:p>
      <text:p text:style-name="P22"><text:tab/><text:span text:style-name="T8">other</text:span></text:p>
      <text:p text:style-name="P17"><text:tab/><text:tab/><text:span text:style-name="T8">0:<text:tab/><text:tab/>“[GoBible (Java) cell phone download]”</text:span></text:p>
      <text:p text:style-name="P17"><text:tab/><text:tab/><text:span text:style-name="T8">1:<text:tab/><text:tab/>“[MySword cell phone download]”</text:span></text:p>
      <text:p text:style-name="P17"><text:tab/><text:tab/><text:span text:style-name="T8">2:<text:tab/><text:tab/>“[theWord download]”</text:span></text:p>
      <text:p text:style-name="P17"><text:tab/><text:tab/><text:span text:style-name="T17">3</text:span><text:span text:style-name="T7">:<text:tab/><text:tab/>“[online view]”</text:span></text:p>
      <text:p text:style-name="P17"><text:tab/><text:span text:style-name="T17">maps</text:span></text:p>
      <text:p text:style-name="P17"><text:span text:style-name="T8"><text:tab/><text:tab/></text:span><text:span text:style-name="T17">0:<text:tab/><text:tab/></text:span><text:span text:style-name="T8">“[</text:span><text:span text:style-name="T17">first </text:span><text:span text:style-name="T8">map</text:span><text:span text:style-name="T10">s</text:span><text:span text:style-name="T8">]”</text:span></text:p>
      <text:p text:style-name="P17"><text:tab/><text:span text:style-name="T17">buy</text:span></text:p>
      <text:p text:style-name="P17"><text:span text:style-name="T8"><text:tab/><text:tab/></text:span><text:span text:style-name="T17">0:</text:span><text:span text:style-name="T8"><text:tab/><text:tab/>“[buy]”</text:span></text:p>
      <text:p text:style-name="P39">1: …</text:p>
      <text:p text:style-name="P28"/>
      <text:p text:style-name="P41">api/<text:span text:style-name="T10">website_links</text:span></text:p>
      <text:p text:style-name="P40">0:</text:p>
      <text:p text:style-name="P9"><text:tab/>iso:<text:tab/><text:tab/><text:tab/>“[iso]”</text:p>
      <text:p text:style-name="P9"><text:tab/>rod:<text:tab/><text:tab/><text:tab/>“[ROD code]”</text:p>
      <text:p text:style-name="P9"><text:soft-page-break/><text:tab/>variant:<text:tab/><text:tab/>“[variant code]”</text:p>
      <text:p text:style-name="P9"><text:tab/><text:span text:style-name="T3">iso_rod_index:<text:tab/>“[ISO_ROD_index]”</text:span></text:p>
      <text:p text:style-name="P9"><text:tab/><text:span text:style-name="T2">URL</text:span></text:p>
      <text:p text:style-name="P9"><text:tab/><text:tab/><text:span text:style-name="T9">0:<text:tab/><text:tab/>“</text:span><text:span text:style-name="T10">[first website]”</text:span></text:p>
      <text:p text:style-name="P9"><text:tab/><text:tab/><text:span text:style-name="T10">1</text:span><text:span text:style-name="T9">:<text:tab/><text:tab/>“</text:span><text:span text:style-name="T10">[second website]”</text:span></text:p>
      <text:p text:style-name="P9"><text:tab/><text:tab/><text:span text:style-name="T10">2</text:span><text:span text:style-name="T9">:<text:tab/><text:tab/>“[…</text:span><text:span text:style-name="T10"> website]”</text:span></text:p>
      <text:p text:style-name="P40">1: 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Starker</meta:initial-creator>
    <meta:creation-date>2021-04-13T14:32:13.356000000</meta:creation-date>
    <dc:date>2022-01-06T15:17:45.340000000</dc:date>
    <dc:creator>Scott Starker</dc:creator>
    <meta:editing-duration>P4DT14H55M23S</meta:editing-duration>
    <meta:editing-cycles>8</meta:editing-cycles>
    <meta:generator>LibreOffice/7.2.4.1$Windows_X86_64 LibreOffice_project/27d75539669ac387bb498e35313b970b7fe9c4f9</meta:generator>
    <meta:document-statistic meta:table-count="0" meta:image-count="0" meta:object-count="0" meta:page-count="7" meta:paragraph-count="275" meta:word-count="918" meta:character-count="6354" meta:non-whitespace-character-count="5168"/>
  </office:meta>
</office:document-meta>
</file>